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ventType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Type.create( String localName , Namespace namespa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EventType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Type.DefaultEventType( String localName , Namespace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ventType.createFromXml( Element ev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ventTyp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